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63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73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75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76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77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79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80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81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82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83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84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85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86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87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89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91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92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93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101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102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103" style:family="text">
      <style:text-properties fo:font-size="12.00pt" fo:font-weight="normal" fo:font-family="'Times New Roman'" style:font-family-asian="'Times New Roman'" style:font-family-complex="'Times New Roman'" fo:background-color="transparent" fo:color="#00b050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/>
    </style:style>
    <style:style style:name="P2" style:family="paragraph">
      <style:paragraph-properties fo:line-height="100.00%" fo:text-align="justify" fo:margin-top="20.00pt" fo:margin-bottom="3.00pt"/>
    </style:style>
    <style:style style:name="P3" style:family="paragraph">
      <style:paragraph-properties fo:line-height="100.00%" fo:text-align="justify"/>
    </style:style>
  </office:automatic-styles>
  <office:body>
    <office:text>
      <text:p text:style-name="P1"><text:span text:style-name="T1">Wype</text:span><text:span text:style-name="T2">łnienie dowolny materiałem</text:span></text:p>
      <text:p text:style-name="P1"><text:span text:style-name="T3"/></text:p>
      <text:p text:style-name="P1"><text:span text:style-name="T4">Zastanawiam si</text:span><text:span text:style-name="T5">ę czy nałożenie dodatkowej warstwy abstrakcji i generyczności nie spowoduje że będziemy mieli większy problem z wdrożeniem<text:s/></text:span><text:span text:style-name="T6">–</text:span><text:span text:style-name="T7"><text:s/>wg takiego podej</text:span><text:span text:style-name="T8">ścia powinniśmy przygotować dodatkowe API kt</text:span><text:span text:style-name="T9">óre umo</text:span><text:span text:style-name="T10">żliwia wprowadzania nowych moduł</text:span><text:span text:style-name="T11">ów i komunikacji pomi</text:span><text:span text:style-name="T12">ędzy WebServicem od emocji, naszym `Core'em` i dalej częścią gry.</text:span></text:p>
      <text:p text:style-name="P1"><text:span text:style-name="T13">Zgadzam si</text:span><text:span text:style-name="T14">ę z tą opinią. </text:span></text:p>
      <text:p text:style-name="P1"><text:span text:style-name="T15">Bez API mo</text:span><text:span text:style-name="T16">żemy wprowadzić materiał bezpośrednio do bazy. Wtedy będzie: </text:span></text:p>
      <text:p text:style-name="P1"><text:span text:style-name="T17">- mniej pracy - bo nie robimy API do wprowadzania materia</text:span><text:span text:style-name="T18">łu</text:span></text:p>
      <text:p text:style-name="P1"><text:span text:style-name="T19">- wi</text:span><text:span text:style-name="T20">ęcej pracy przy eksperymentowaniu z materiałem i szukaniu takiego jego podziału, żeby zadziałał na ucznia (Landowska też zakładała, że uzyskanie końcowego efektu będzie wymagało tworzenia, weryfikowania i poprawiania wersji aplikacji)</text:span></text:p>
      <text:p text:style-name="P1"><text:span text:style-name="T20"/></text:p>
      <text:p text:style-name="P1"><text:span text:style-name="T21">Spodziewam si</text:span><text:span text:style-name="T22">ę, że będziemy musieli trochę poeksperymentować z materiałem zanim uda się zrobić sensowny, dający możliwość manewrowania stopniami trudności. Proponuję - zr</text:span><text:span text:style-name="T23">óbmy bez tej warstwy, a je</text:span><text:span text:style-name="T24">śli przy manewrowaniu materiałem okaże się to niewygodne - wtedy dorobimy to API w drugiej kolejności.</text:span></text:p>
      <text:p text:style-name="P1"><text:span text:style-name="T25"/></text:p>
      <text:p text:style-name="P2"><text:span text:style-name="T26">Niezale</text:span><text:span text:style-name="T27">żna pętla monitorująca stan emocjonalny</text:span></text:p>
      <text:p text:style-name="P3"><text:span text:style-name="T28">Niezale</text:span><text:span text:style-name="T29">żnie od aktywności ucznia aplikacja cyklicznie sprawdza stan emocjonalny ucznia. W przypadku zmiany tego stanu wysyła żądanie reakcji do serwera. </text:span></text:p>
      <text:p text:style-name="P3"><text:span text:style-name="T30"/></text:p>
      <text:p text:style-name="P3"><text:span text:style-name="T31">Tutaj frontend nie powinien komunikowa</text:span><text:span text:style-name="T32">ć się bezpośrednio z dwoma backendami. Usługa powinna być odpytywana `pod spodem` przez nasz backend po otrzymaniu żądania na API.</text:span></text:p>
      <text:p text:style-name="P3"><text:span text:style-name="T33"/></text:p>
      <text:p text:style-name="P3"><text:span text:style-name="T34">Zarz</text:span><text:span text:style-name="T35">ądzaniem stanu emocjonalnego powinien zająć się jeden moduł i w tym wypadku cały czas backendowy. Zadaniem frontu, w tej kwestii, powinno być tylko, z zadaną częstotliwością, przesyłanie danych(obrazu z kamery).</text:span></text:p>
      <text:p text:style-name="P3"><text:span text:style-name="T36"/></text:p>
      <text:p text:style-name="P3"><text:span text:style-name="T37">Ja te</text:span><text:span text:style-name="T38">ż zaczałem od założenia, że webservice będzie odpytywany przez nasz serwer. Potem jednak zmieniłem je na front odpytujący webservice bezpośrednio, żeby :</text:span></text:p>
      <text:p text:style-name="P3"><text:span text:style-name="T39">- zmniejszy</text:span><text:span text:style-name="T40">ć ruch sieciowy - żeby obraz twarzy leciał tylko raz (do webservice), a nie najpierw na serwer, potem z serwera do webservice. </text:span></text:p>
      <text:p text:style-name="P3"><text:span text:style-name="T41">- przyspieszy</text:span><text:span text:style-name="T42">ć reakcję systemu - gdy użytkownik wciśnie 'następny moduł', front zrobi mu zdjęcie i wyśle je razem z żądaniem materiału na serwer. I wtedy czas oczekiwania na odpowiedź może wyjść za długi (transfer zdjęcia na serwer + transfer zdjęcia z serwera do webservice + reakcja webservice,<text:s text:c="2"/>nie wiem jak szybko serwis reaguje; nie wiem czy wystarcza jedno zdjęcie - do wyjasnienia).<text:s text:c="2"/></text:span><text:span text:style-name="T43">Ale je</text:span><text:span text:style-name="T44">śli szybkość będzie dobra - to struktura gdzie webservice jest odpytyway przez nasz serwer jest prostsza. Wypowiedzcie się jak będzie lepiej.</text:span></text:p>
      <text:p text:style-name="P3"><text:span text:style-name="T45"/></text:p>
      <text:p text:style-name="P3"><text:span text:style-name="T45"/></text:p>
      <text:p text:style-name="P3"><text:span text:style-name="T45"/></text:p>
      <text:p text:style-name="P3"><text:span text:style-name="T45"/></text:p>
      <text:p text:style-name="P3"><text:span text:style-name="T46">Main_modules_diag.xml</text:span></text:p>
      <text:p text:style-name="P3"><text:span text:style-name="T47"/></text:p>
      <text:p text:style-name="P3"><text:span text:style-name="T48">Nie jestem pewien na czym polega relacja mi</text:span><text:span text:style-name="T49">ędzy Warstwą graficzną a bazą danych<text:s/></text:span><text:span text:style-name="T50">–</text:span><text:span text:style-name="T51"><text:s/>`interfejs http` jako jedyny powinien s</text:span><text:span text:style-name="T52">łużyć do komunikowania się z backendem i ten z bazą danych. Czyli front<text:s/></text:span><text:span text:style-name="T53">–</text:span><text:span text:style-name="T54"><text:s/>API.</text:span></text:p>
      <text:p text:style-name="P3"><text:span text:style-name="T55">Omin</text:span><text:span text:style-name="T56">ąłem interfejs http przez pomyłkę. Poprawiłem strzałki. Czy o to chodziło?<text:s text:c="3"/></text:span></text:p>
      <text:p text:style-name="P3"><text:span text:style-name="T57"/></text:p>
      <text:p text:style-name="P3"><text:span text:style-name="T57"/></text:p>
      <text:p text:style-name="P3"><text:span text:style-name="T57"/></text:p>
      <text:p text:style-name="P3"><text:span text:style-name="T58">Sandbox C#</text:span></text:p>
      <text:p text:style-name="P3"><text:span text:style-name="T59"/></text:p>
      <text:p text:style-name="P3"><text:span text:style-name="T60">żeby założenie nauczania było względnie realizowalne mają to być aplikacje konsolowe? Łatwiej interpretować wyniki zadania. Można by ewentualnie zastanowić się na jakimś językiem skryptowym gdzie nie będzie potrzebna kompilacja</text:span></text:p>
      <text:p text:style-name="P3"><text:span text:style-name="T61">Dok</text:span><text:span text:style-name="T62">ładnie tak - konsolowe. Bardzo proste, bo chcemy w kr</text:span><text:span text:style-name="T63">ótkim czasie przerobi</text:span><text:span text:style-name="T64">ć same podstawy i już uzyskać efekt. I tak przygotwanie materiału do tej aplikacji zaczyna mi już spędzać sen z powiek.</text:span></text:p>
      <text:p text:style-name="P3"><text:span text:style-name="T65"/></text:p>
      <text:p text:style-name="P3"><text:span text:style-name="T65"/></text:p>
      <text:p text:style-name="P3"><text:span text:style-name="T66">Baza danych</text:span></text:p>
      <text:p text:style-name="P3"><text:span text:style-name="T67"/></text:p>
      <text:p text:style-name="P3"><text:span text:style-name="T68">id grupy? Czy potrzebna jest dodatkowa tabela czy co taka grupa ma sob</text:span><text:span text:style-name="T69">ą reprezentować. Schemat bazy potencjalnie powinien zawierać też przetrzymywanie danych użytkownik</text:span><text:span text:style-name="T70">ów oraz ich wyników jako<text:s/></text:span><text:span text:style-name="T71">że logowanie jest konieczne.</text:span></text:p>
      <text:p text:style-name="P3"><text:span text:style-name="T72">id_grupy ma tylko 1 funkcj</text:span><text:span text:style-name="T73">ę - uzyskanie pakietu złączonegoo z kilku podstawowych moduł</text:span><text:span text:style-name="T74">ów. Ka</text:span><text:span text:style-name="T75">żdy moduł podstawowy będzie m</text:span><text:span text:style-name="T76">óg</text:span><text:span text:style-name="T77">ł wejść w skład jednego modułu łączonego. Do jednego łączonego będzie wchodzić kilka podstawowych. id_grupy to id modułu łączonego. W ten spos</text:span><text:span text:style-name="T78">ób na etapie przygotowywania matrie</text:span><text:span text:style-name="T79">łau będzie można zobaczyć jak będzie wyglądał kazdy pakiet łączony, bo jego składniki będą z g</text:span><text:span text:style-name="T80">óry okre</text:span><text:span text:style-name="T81">ślone.</text:span></text:p>
      <text:p text:style-name="P3"><text:span text:style-name="T82">Tej koncepcji<text:s/></text:span><text:span text:style-name="T83">łączenia moduł</text:span><text:span text:style-name="T84">ów nie jestem pewien. Ale upraszcza ona przygotowanie materia</text:span><text:span text:style-name="T85">łu - trzeba wtedy tak naprawdę zrobić tylko 2 wersje </text:span></text:p>
      <text:p text:style-name="P3"><text:span text:style-name="T86">- modu</text:span><text:span text:style-name="T87">ły z pojedynczą informacją </text:span></text:p>
      <text:p text:style-name="P3"><text:span text:style-name="T88">- i modu</text:span><text:span text:style-name="T89">ły gęste, z dużą ilością informacji. </text:span></text:p>
      <text:p text:style-name="P3"><text:span text:style-name="T90">A poziom<text:s/></text:span><text:span text:style-name="T91">środkowy załatwią moduły łączone. Czy to zadziała? - wypowiedzcie się. R</text:span><text:span text:style-name="T92">ównie</text:span><text:span text:style-name="T93">ż praktyka zawsze weryfikuje takie rzeczy.</text:span></text:p>
      <text:p text:style-name="P3"><text:span text:style-name="T94"/></text:p>
      <text:p text:style-name="P3"><text:span text:style-name="T95">Technologie</text:span></text:p>
      <text:p text:style-name="P3"><text:span text:style-name="T96"/></text:p>
      <text:p text:style-name="P3"><text:span text:style-name="T97">postman i swagger nie jestem pewien co to jest.</text:span></text:p>
      <text:p text:style-name="P3"><text:span text:style-name="T97">Rest to raczej koncept ni</text:span><text:span text:style-name="T98">ż technologia.</text:span></text:p>
      <text:p text:style-name="P3"><text:span text:style-name="T99">IIS = serwer</text:span></text:p>
      <text:p text:style-name="P3"><text:span text:style-name="T100">To tylko lu</text:span><text:span text:style-name="T101">źne notatki co jeszcze może trzeba będzie wziąc pod uwagę. </text:span></text:p>
      <text:p text:style-name="P3"><text:span text:style-name="T102">Postman s</text:span><text:span text:style-name="T103">łuży do mockowania backendu (wysyła JSON-y). Swagger - do tworzenia dokumentacji. Oba mogą nam być zupełnie niepotrzebne.</text:span></text:p>
      <text:p text:style-name="P3"><text:span text:style-name="T104"/></text:p>
      <text:p text:style-name="P3"><text:span text:style-name="T10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